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 n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 to
stop by a restroom, for example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 rest.
A good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 say it,
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 wares,
I have a totally tasty story for you—!"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who do business
with us, and the delivery people who supply us
with our wares are all very important to us—!"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 our
new loyalty scheme, 'thank-you points'!"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
a wonderful present you'll get!"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 office:value-type="string">
            <text:p>Tutorial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you
see—?"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 enough
money—."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 became
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h, too bad, you don't have the space for it,
you see—?"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 restrooms
first—?"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8T18:32:49+02:00</meta:creation-date>
    <dc:date>2019-09-28T18:32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